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style:vertical-align="automatic" fo:background-color="transparent"/>
    </style:style>
    <style:style style:name="ce5" style:family="table-cell" style:parent-style-name="Default" style:data-style-name="N0">
      <style:table-cell-properties style:vertical-align="automatic" fo:background-color="transparent"/>
    </style:style>
    <style:style style:name="ce6" style:family="table-cell" style:parent-style-name="Default" style:data-style-name="N15"/>
    <style:style style:name="ce7" style:family="table-cell" style:parent-style-name="Default" style:data-style-name="N0">
      <style:table-cell-properties style:vertical-align="automatic" fo:background-color="transparent"/>
      <style:text-properties style:text-underline-style="solid" style:text-underline-type="single"/>
    </style:style>
    <style:style style:name="ce8" style:family="table-cell" style:parent-style-name="Default" style:data-style-name="N2"/>
    <style:style style:name="ce9" style:family="table-cell" style:parent-style-name="Default" style:data-style-name="N15"/>
    <style:style style:name="co1" style:family="table-column">
      <style:table-column-properties fo:break-before="auto" style:column-width="2.936875cm"/>
    </style:style>
    <style:style style:name="co2" style:family="table-column">
      <style:table-column-properties fo:break-before="auto" style:column-width="3.518958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1.95791666666667cm"/>
    </style:style>
    <style:style style:name="co6" style:family="table-column">
      <style:table-column-properties fo:break-before="auto" style:column-width="2.38125cm"/>
    </style:style>
    <style:style style:name="co7" style:family="table-column">
      <style:table-column-properties fo:break-before="auto" style:column-width="4.94770833333333cm"/>
    </style:style>
    <style:style style:name="co8" style:family="table-column">
      <style:table-column-properties fo:break-before="auto" style:column-width="2.857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V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V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apacitor" table:style-name="ta1">
        <table:shapes>
          <draw:frame draw:z-index="1" draw:id="id0" draw:style-name="a2" draw:name="Objeto incrustado (OLE) 1" svg:x="4.41378in" svg:y="0in" svg:width="0.00039in" svg:height="0.18504in">
            <draw:text-box>
              <text:p text:style-name="a1" text:class-names="" text:cond-style-name=""><text:span text:style-name="a0" text:class-names=""/></text:p>
            </draw:text-box>
            <svg:title/>
            <svg:desc/>
          </draw:frame>
        </table:shapes>
        <table:table-column table:style-name="co1" table:default-cell-style-name="ce8"/>
        <table:table-column table:style-name="co2" table:default-cell-style-name="ce1"/>
        <table:table-column table:style-name="co3" table:default-cell-style-name="ce1"/>
        <table:table-column table:style-name="co4" table:default-cell-style-name="ce8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6376" table:default-cell-style-name="ce1"/>
        <table:table-row table:style-name="ro1">
          <table:table-cell office:value-type="string" table:style-name="ce2">
            <text:p>Frecuencia (Hz)</text:p>
          </table:table-cell>
          <table:table-cell office:value-type="string" table:style-name="ce3">
            <text:p>radianes/segundos</text:p>
          </table:table-cell>
          <table:table-cell office:value-type="string" table:style-name="ce3">
            <text:p>V_entrada (V)</text:p>
          </table:table-cell>
          <table:table-cell office:value-type="string" table:style-name="ce2">
            <text:p>V_salida (V)</text:p>
          </table:table-cell>
          <table:table-cell office:value-type="string" table:style-name="ce3">
            <text:p>Periodo (T)</text:p>
          </table:table-cell>
          <table:table-cell office:value-type="string" table:style-name="ce3">
            <text:p>Desfase (D)</text:p>
          </table:table-cell>
          <table:table-cell office:value-type="string" table:style-name="ce3">
            <text:p>M=20log(V_salida/V_entrada)</text:p>
          </table:table-cell>
          <table:table-cell office:value-type="string" table:style-name="ce3">
            <text:p>Ángulo(Θ)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float" office:value="119.3" table:style-name="ce4">
            <text:p>119,30</text:p>
          </table:table-cell>
          <table:table-cell office:value-type="float" office:value="749.58400714652464" table:formula="of:=2*PI()*[.A2]" table:style-name="ce1">
            <text:p>749,5840071</text:p>
          </table:table-cell>
          <table:table-cell office:value-type="float" office:value="9.52" table:style-name="ce1">
            <text:p>9,52</text:p>
          </table:table-cell>
          <table:table-cell office:value-type="float" office:value="4" table:style-name="ce4">
            <text:p>4,00</text:p>
          </table:table-cell>
          <table:table-cell office:value-type="float" office:value="8.3822296730930428E-3" table:formula="of:=1/[.A2]" table:style-name="ce1">
            <text:p>0,00838223</text:p>
          </table:table-cell>
          <table:table-cell office:value-type="float" office:value="0" table:style-name="ce6">
            <text:p>0,00E+00</text:p>
          </table:table-cell>
          <table:table-cell office:value-type="float" office:value="-7.5315391411302386" table:formula="of:=20*LOG10([.D2]/[.C2])" table:style-name="ce5">
            <text:p>-7,531539141</text:p>
          </table:table-cell>
          <table:table-cell office:value-type="float" office:value="0" table:formula="of:=[.F2]*360/[.E2]" table:style-name="ce7">
            <text:p>0</text:p>
          </table:table-cell>
          <table:table-cell table:number-columns-repeated="16376" table:style-name="ce1"/>
        </table:table-row>
        <table:table-row table:style-name="ro1">
          <table:table-cell office:value-type="float" office:value="345" table:style-name="ce4">
            <text:p>345,00</text:p>
          </table:table-cell>
          <table:table-cell office:value-type="float" office:value="2167.6989309769574" table:formula="of:=2*PI()*[.A3]" table:style-name="ce1">
            <text:p>2167,698931</text:p>
          </table:table-cell>
          <table:table-cell office:value-type="float" office:value="9.52" table:style-name="ce5">
            <text:p>9,52</text:p>
          </table:table-cell>
          <table:table-cell office:value-type="float" office:value="3.92" table:style-name="ce4">
            <text:p>3,92</text:p>
          </table:table-cell>
          <table:table-cell office:value-type="float" office:value="2.8985507246376812E-3" table:formula="of:=1/[.A3]" table:style-name="ce1">
            <text:p>0,002898551</text:p>
          </table:table-cell>
          <table:table-cell office:value-type="float" office:value="9.0000000000000006E-5" table:style-name="ce6">
            <text:p>9,00E-05</text:p>
          </table:table-cell>
          <table:table-cell office:value-type="float" office:value="-7.7070176272803419" table:formula="of:=20*LOG10([.D3]/[.C3])" table:style-name="ce5">
            <text:p>-7,707017627</text:p>
          </table:table-cell>
          <table:table-cell office:value-type="float" office:value="11.178000000000001" table:formula="of:=[.F3]*360/[.E3]" table:style-name="ce7">
            <text:p>11,178</text:p>
          </table:table-cell>
          <table:table-cell table:number-columns-repeated="16376" table:style-name="ce1"/>
        </table:table-row>
        <table:table-row table:style-name="ro1">
          <table:table-cell office:value-type="float" office:value="525.20000000000005" table:style-name="ce4">
            <text:p>525,20</text:p>
          </table:table-cell>
          <table:table-cell office:value-type="float" office:value="3299.928923330719" table:formula="of:=2*PI()*[.A4]" table:style-name="ce1">
            <text:p>3299,928923</text:p>
          </table:table-cell>
          <table:table-cell office:value-type="float" office:value="9.52" table:style-name="ce5">
            <text:p>9,52</text:p>
          </table:table-cell>
          <table:table-cell office:value-type="float" office:value="3.76" table:style-name="ce4">
            <text:p>3,76</text:p>
          </table:table-cell>
          <table:table-cell office:value-type="float" office:value="1.9040365575019038E-3" table:formula="of:=1/[.A4]" table:style-name="ce1">
            <text:p>0,001904037</text:p>
          </table:table-cell>
          <table:table-cell office:value-type="float" office:value="9.0000000000000006E-5" table:style-name="ce6">
            <text:p>9,00E-05</text:p>
          </table:table-cell>
          <table:table-cell office:value-type="float" office:value="-8.0689820691362648" table:formula="of:=20*LOG10([.D4]/[.C4])" table:style-name="ce5">
            <text:p>-8,068982069</text:p>
          </table:table-cell>
          <table:table-cell office:value-type="float" office:value="17.016480000000005" table:formula="of:=[.F4]*360/[.E4]" table:style-name="ce7">
            <text:p>17,01648</text:p>
          </table:table-cell>
          <table:table-cell table:number-columns-repeated="16376" table:style-name="ce1"/>
        </table:table-row>
        <table:table-row table:style-name="ro1">
          <table:table-cell office:value-type="float" office:value="827.8" table:style-name="ce4">
            <text:p>827,80</text:p>
          </table:table-cell>
          <table:table-cell office:value-type="float" office:value="5201.2207972832612" table:formula="of:=2*PI()*[.A5]" table:style-name="ce1">
            <text:p>5201,220797</text:p>
          </table:table-cell>
          <table:table-cell office:value-type="float" office:value="9.52" table:style-name="ce5">
            <text:p>9,52</text:p>
          </table:table-cell>
          <table:table-cell office:value-type="float" office:value="3.6" table:style-name="ce4">
            <text:p>3,60</text:p>
          </table:table-cell>
          <table:table-cell office:value-type="float" office:value="1.2080212611741967E-3" table:formula="of:=1/[.A5]" table:style-name="ce1">
            <text:p>0,001208021</text:p>
          </table:table-cell>
          <table:table-cell office:value-type="float" office:value="8.7999999999999998E-5" table:style-name="ce6">
            <text:p>8,80E-05</text:p>
          </table:table-cell>
          <table:table-cell office:value-type="float" office:value="-8.4466889523437398" table:formula="of:=20*LOG10([.D5]/[.C5])" table:style-name="ce5">
            <text:p>-8,446688952</text:p>
          </table:table-cell>
          <table:table-cell office:value-type="float" office:value="26.224703999999999" table:formula="of:=[.F5]*360/[.E5]" table:style-name="ce7">
            <text:p>26,224704</text:p>
          </table:table-cell>
          <table:table-cell table:number-columns-repeated="16376" table:style-name="ce1"/>
        </table:table-row>
        <table:table-row table:style-name="ro1">
          <table:table-cell office:value-type="float" office:value="1144" table:style-name="ce4">
            <text:p>1144,00</text:p>
          </table:table-cell>
          <table:table-cell office:value-type="float" office:value="7187.9639914134468" table:formula="of:=2*PI()*[.A6]" table:style-name="ce1">
            <text:p>7187,963991</text:p>
          </table:table-cell>
          <table:table-cell office:value-type="float" office:value="9.6" table:style-name="ce5">
            <text:p>9,6</text:p>
          </table:table-cell>
          <table:table-cell office:value-type="float" office:value="3.44" table:style-name="ce4">
            <text:p>3,44</text:p>
          </table:table-cell>
          <table:table-cell office:value-type="float" office:value="8.7412587412587413E-4" table:formula="of:=1/[.A6]" table:style-name="ce1">
            <text:p>0,000874126</text:p>
          </table:table-cell>
          <table:table-cell office:value-type="float" office:value="8.5000000000000006E-5" table:style-name="ce6">
            <text:p>8,50E-05</text:p>
          </table:table-cell>
          <table:table-cell office:value-type="float" office:value="-8.9142558093607658" table:formula="of:=20*LOG10([.D6]/[.C6])" table:style-name="ce5">
            <text:p>-8,914255809</text:p>
          </table:table-cell>
          <table:table-cell office:value-type="float" office:value="35.006399999999999" table:formula="of:=[.F6]*360/[.E6]" table:style-name="ce7">
            <text:p>35,0064</text:p>
          </table:table-cell>
          <table:table-cell table:number-columns-repeated="16376" table:style-name="ce1"/>
        </table:table-row>
        <table:table-row table:style-name="ro1">
          <table:table-cell office:value-type="float" office:value="1538" table:style-name="ce4">
            <text:p>1538,00</text:p>
          </table:table-cell>
          <table:table-cell office:value-type="float" office:value="9663.5390024422031" table:formula="of:=2*PI()*[.A7]" table:style-name="ce1">
            <text:p>9663,539002</text:p>
          </table:table-cell>
          <table:table-cell office:value-type="float" office:value="9.68" table:style-name="ce5">
            <text:p>9,68</text:p>
          </table:table-cell>
          <table:table-cell office:value-type="float" office:value="3.12" table:style-name="ce4">
            <text:p>3,12</text:p>
          </table:table-cell>
          <table:table-cell office:value-type="float" office:value="6.5019505851755528E-4" table:formula="of:=1/[.A7]" table:style-name="ce1">
            <text:p>0,000650195</text:p>
          </table:table-cell>
          <table:table-cell office:value-type="float" office:value="8.0000000000000007E-5" table:style-name="ce6">
            <text:p>8,00E-05</text:p>
          </table:table-cell>
          <table:table-cell office:value-type="float" office:value="-9.8344152657990165" table:formula="of:=20*LOG10([.D7]/[.C7])" table:style-name="ce5">
            <text:p>-9,834415266</text:p>
          </table:table-cell>
          <table:table-cell office:value-type="float" office:value="44.294400000000003" table:formula="of:=[.F7]*360/[.E7]" table:style-name="ce7">
            <text:p>44,2944</text:p>
          </table:table-cell>
          <table:table-cell table:number-columns-repeated="16376" table:style-name="ce1"/>
        </table:table-row>
        <table:table-row table:style-name="ro1">
          <table:table-cell office:value-type="float" office:value="2114" table:style-name="ce4">
            <text:p>2114,00</text:p>
          </table:table-cell>
          <table:table-cell office:value-type="float" office:value="13282.653739377645" table:formula="of:=2*PI()*[.A8]" table:style-name="ce1">
            <text:p>13282,65374</text:p>
          </table:table-cell>
          <table:table-cell office:value-type="float" office:value="9.68" table:style-name="ce5">
            <text:p>9,68</text:p>
          </table:table-cell>
          <table:table-cell office:value-type="float" office:value="2.64" table:style-name="ce4">
            <text:p>2,64</text:p>
          </table:table-cell>
          <table:table-cell office:value-type="float" office:value="4.7303689687795648E-4" table:formula="of:=1/[.A8]" table:style-name="ce1">
            <text:p>0,000473037</text:p>
          </table:table-cell>
          <table:table-cell office:value-type="float" office:value="7.3999999999999996E-5" table:style-name="ce6">
            <text:p>7,40E-05</text:p>
          </table:table-cell>
          <table:table-cell office:value-type="float" office:value="-11.285428608771252" table:formula="of:=20*LOG10([.D8]/[.C8])" table:style-name="ce5">
            <text:p>-11,28542861</text:p>
          </table:table-cell>
          <table:table-cell office:value-type="float" office:value="56.316959999999995" table:formula="of:=[.F8]*360/[.E8]" table:style-name="ce7">
            <text:p>56,31696</text:p>
          </table:table-cell>
          <table:table-cell table:number-columns-repeated="16376" table:style-name="ce1"/>
        </table:table-row>
        <table:table-row table:style-name="ro1">
          <table:table-cell office:value-type="float" office:value="3317" table:style-name="ce4">
            <text:p>3317,00</text:p>
          </table:table-cell>
          <table:table-cell office:value-type="float" office:value="20841.325663914686" table:formula="of:=2*PI()*[.A9]" table:style-name="ce1">
            <text:p>20841,32566</text:p>
          </table:table-cell>
          <table:table-cell office:value-type="float" office:value="9.76" table:style-name="ce5">
            <text:p>9,76</text:p>
          </table:table-cell>
          <table:table-cell office:value-type="float" office:value="1.92" table:style-name="ce4">
            <text:p>1,92</text:p>
          </table:table-cell>
          <table:table-cell office:value-type="float" office:value="3.0147723846849563E-4" table:formula="of:=1/[.A9]" table:style-name="ce1">
            <text:p>0,000301477</text:p>
          </table:table-cell>
          <table:table-cell office:value-type="float" office:value="6.0999999999999999E-5" table:style-name="ce6">
            <text:p>6,10E-05</text:p>
          </table:table-cell>
          <table:table-cell office:value-type="float" office:value="-14.122971779262844" table:formula="of:=20*LOG10([.D9]/[.C9])" table:style-name="ce5">
            <text:p>-14,12297178</text:p>
          </table:table-cell>
          <table:table-cell office:value-type="float" office:value="72.841319999999996" table:formula="of:=[.F9]*360/[.E9]" table:style-name="ce7">
            <text:p>72,84132</text:p>
          </table:table-cell>
          <table:table-cell table:number-columns-repeated="16376" table:style-name="ce1"/>
        </table:table-row>
        <table:table-row table:style-name="ro1">
          <table:table-cell office:value-type="float" office:value="4562" table:style-name="ce4">
            <text:p>4562,00</text:p>
          </table:table-cell>
          <table:table-cell office:value-type="float" office:value="28663.891371353271" table:formula="of:=2*PI()*[.A10]" table:style-name="ce1">
            <text:p>28663,89137</text:p>
          </table:table-cell>
          <table:table-cell office:value-type="float" office:value="9.92" table:style-name="ce5">
            <text:p>9,92</text:p>
          </table:table-cell>
          <table:table-cell office:value-type="float" office:value="1.56" table:style-name="ce4">
            <text:p>1,56</text:p>
          </table:table-cell>
          <table:table-cell office:value-type="float" office:value="2.1920210434020167E-4" table:formula="of:=1/[.A10]" table:style-name="ce1">
            <text:p>0,000219202</text:p>
          </table:table-cell>
          <table:table-cell office:value-type="float" office:value="5.1999999999999997E-5" table:style-name="ce6">
            <text:p>5,20E-05</text:p>
          </table:table-cell>
          <table:table-cell office:value-type="float" office:value="-16.067741475994342" table:formula="of:=20*LOG10([.D10]/[.C10])" table:style-name="ce5">
            <text:p>-16,06774148</text:p>
          </table:table-cell>
          <table:table-cell office:value-type="float" office:value="85.400639999999996" table:formula="of:=[.F10]*360/[.E10]" table:style-name="ce7">
            <text:p>85,40064</text:p>
          </table:table-cell>
          <table:table-cell table:number-columns-repeated="16376" table:style-name="ce1"/>
        </table:table-row>
        <table:table-row table:style-name="ro1">
          <table:table-cell office:value-type="float" office:value="7215" table:style-name="ce4">
            <text:p>7215,00</text:p>
          </table:table-cell>
          <table:table-cell office:value-type="float" office:value="45333.181991300713" table:formula="of:=2*PI()*[.A11]" table:style-name="ce1">
            <text:p>45333,18199</text:p>
          </table:table-cell>
          <table:table-cell office:value-type="float" office:value="9.92" table:style-name="ce5">
            <text:p>9,92</text:p>
          </table:table-cell>
          <table:table-cell office:value-type="float" office:value="1.04" table:style-name="ce4">
            <text:p>1,04</text:p>
          </table:table-cell>
          <table:table-cell office:value-type="float" office:value="1.3860013860013859E-4" table:formula="of:=1/[.A11]" table:style-name="ce1">
            <text:p>0,0001386</text:p>
          </table:table-cell>
          <table:table-cell office:value-type="float" office:value="4.0000000000000003E-5" table:style-name="ce6">
            <text:p>4,00E-05</text:p>
          </table:table-cell>
          <table:table-cell office:value-type="float" office:value="-19.589566657107966" table:formula="of:=20*LOG10([.D11]/[.C11])" table:style-name="ce5">
            <text:p>-19,58956666</text:p>
          </table:table-cell>
          <table:table-cell office:value-type="float" office:value="103.89600000000002" table:formula="of:=[.F11]*360/[.E11]" table:style-name="ce7">
            <text:p>103,896</text:p>
          </table:table-cell>
          <table:table-cell table:number-columns-repeated="16376" table:style-name="ce1"/>
        </table:table-row>
        <table:table-row table:style-name="ro1">
          <table:table-cell office:value-type="float" office:value="9780" table:style-name="ce4">
            <text:p>9780,00</text:p>
          </table:table-cell>
          <table:table-cell office:value-type="float" office:value="61449.552304216355" table:formula="of:=2*PI()*[.A12]" table:style-name="ce1">
            <text:p>61449,5523</text:p>
          </table:table-cell>
          <table:table-cell office:value-type="float" office:value="10" table:style-name="ce5">
            <text:p>10</text:p>
          </table:table-cell>
          <table:table-cell office:value-type="float" office:value="0.65" table:style-name="ce4">
            <text:p>0,65</text:p>
          </table:table-cell>
          <table:table-cell office:value-type="float" office:value="1.0224948875255624E-4" table:formula="of:=1/[.A12]" table:style-name="ce1">
            <text:p>0,000102249</text:p>
          </table:table-cell>
          <table:table-cell office:value-type="float" office:value="3.0000000000000001E-5" table:style-name="ce6">
            <text:p>3,00E-05</text:p>
          </table:table-cell>
          <table:table-cell office:value-type="float" office:value="-23.741732867142886" table:formula="of:=20*LOG10([.D12]/[.C12])" table:style-name="ce5">
            <text:p>-23,74173287</text:p>
          </table:table-cell>
          <table:table-cell office:value-type="float" office:value="105.62400000000001" table:formula="of:=[.F12]*360/[.E12]" table:style-name="ce7">
            <text:p>105,624</text:p>
          </table:table-cell>
          <table:table-cell table:number-columns-repeated="16376" table:style-name="ce1"/>
        </table:table-row>
        <table:table-row table:style-name="ro1">
          <table:table-cell office:value-type="float" office:value="13350" table:style-name="ce8">
            <text:p>13350,00</text:p>
          </table:table-cell>
          <table:table-cell office:value-type="float" office:value="83880.523850847472" table:formula="of:=2*PI()*[.A13]" table:style-name="ce1">
            <text:p>83880,52385</text:p>
          </table:table-cell>
          <table:table-cell office:value-type="float" office:value="9.92" table:style-name="ce5">
            <text:p>9,92</text:p>
          </table:table-cell>
          <table:table-cell office:value-type="float" office:value="0.46" table:style-name="ce4">
            <text:p>0,46</text:p>
          </table:table-cell>
          <table:table-cell office:value-type="float" office:value="7.4906367041198505E-5" table:formula="of:=1/[.A13]" table:style-name="ce1">
            <text:p>7,49064E-05</text:p>
          </table:table-cell>
          <table:table-cell office:value-type="float" office:value="2.5000000000000001E-5" table:style-name="ce6">
            <text:p>2,50E-05</text:p>
          </table:table-cell>
          <table:table-cell office:value-type="float" office:value="-26.675076809452094" table:formula="of:=20*LOG10([.D13]/[.C13])" table:style-name="ce5">
            <text:p>-26,67507681</text:p>
          </table:table-cell>
          <table:table-cell office:value-type="float" office:value="120.15" table:formula="of:=[.F13]*360/[.E13]" table:style-name="ce7">
            <text:p>120,15</text:p>
          </table:table-cell>
          <table:table-cell table:number-columns-repeated="16376" table:style-name="ce1"/>
        </table:table-row>
        <table:table-row table:style-name="ro1">
          <table:table-cell office:value-type="float" office:value="16030" table:style-name="ce8">
            <text:p>16030,00</text:p>
          </table:table-cell>
          <table:table-cell office:value-type="float" office:value="100719.46047408877" table:formula="of:=2*PI()*[.A14]" table:style-name="ce1">
            <text:p>100719,4605</text:p>
          </table:table-cell>
          <table:table-cell office:value-type="float" office:value="10" table:style-name="ce5">
            <text:p>10</text:p>
          </table:table-cell>
          <table:table-cell office:value-type="float" office:value="0.378" table:style-name="ce8">
            <text:p>0,38</text:p>
          </table:table-cell>
          <table:table-cell office:value-type="float" office:value="6.2383031815346231E-5" table:formula="of:=1/[.A14]" table:style-name="ce1">
            <text:p>6,2383E-05</text:p>
          </table:table-cell>
          <table:table-cell office:value-type="float" office:value="1.5E-5" table:style-name="ce6">
            <text:p>1,50E-05</text:p>
          </table:table-cell>
          <table:table-cell office:value-type="float" office:value="-28.450164003255495" table:formula="of:=20*LOG10([.D14]/[.C14])" table:style-name="ce5">
            <text:p>-28,450164</text:p>
          </table:table-cell>
          <table:table-cell office:value-type="float" office:value="86.561999999999998" table:formula="of:=[.F14]*360/[.E14]" table:style-name="ce7">
            <text:p>86,562</text:p>
          </table:table-cell>
          <table:table-cell table:number-columns-repeated="16376" table:style-name="ce1"/>
        </table:table-row>
        <table:table-row table:style-name="ro1">
          <table:table-cell office:value-type="float" office:value="20040" table:style-name="ce8">
            <text:p>20040,00</text:p>
          </table:table-cell>
          <table:table-cell office:value-type="float" office:value="125915.03355587891" table:formula="of:=2*PI()*[.A15]" table:style-name="ce1">
            <text:p>125915,0336</text:p>
          </table:table-cell>
          <table:table-cell office:value-type="float" office:value="10" table:style-name="ce5">
            <text:p>10</text:p>
          </table:table-cell>
          <table:table-cell office:value-type="float" office:value="0.22" table:style-name="ce8">
            <text:p>0,22</text:p>
          </table:table-cell>
          <table:table-cell office:value-type="float" office:value="4.99001996007984E-5" table:formula="of:=1/[.A15]" table:style-name="ce1">
            <text:p>4,99002E-05</text:p>
          </table:table-cell>
          <table:table-cell office:value-type="float" office:value="1.2999999999999999E-5" table:style-name="ce6">
            <text:p>1,30E-05</text:p>
          </table:table-cell>
          <table:table-cell office:value-type="float" office:value="-33.151546383555875" table:formula="of:=20*LOG10([.D15]/[.C15])" table:style-name="ce5">
            <text:p>-33,15154638</text:p>
          </table:table-cell>
          <table:table-cell office:value-type="float" office:value="93.787200000000013" table:formula="of:=[.F15]*360/[.E15]" table:style-name="ce7">
            <text:p>93,7872</text:p>
          </table:table-cell>
          <table:table-cell table:number-columns-repeated="16376" table:style-name="ce1"/>
        </table:table-row>
        <table:table-row table:style-name="ro1">
          <table:table-cell office:value-type="float" office:value="28530" table:style-name="ce8">
            <text:p>28530,00</text:p>
          </table:table-cell>
          <table:table-cell office:value-type="float" office:value="179259.2768138336" table:formula="of:=2*PI()*[.A16]" table:style-name="ce1">
            <text:p>179259,2768</text:p>
          </table:table-cell>
          <table:table-cell office:value-type="float" office:value="10" table:style-name="ce5">
            <text:p>10</text:p>
          </table:table-cell>
          <table:table-cell office:value-type="float" office:value="0.14399999999999999" table:style-name="ce8">
            <text:p>0,14</text:p>
          </table:table-cell>
          <table:table-cell office:value-type="float" office:value="3.505082369435682E-5" table:formula="of:=1/[.A16]" table:style-name="ce1">
            <text:p>3,50508E-05</text:p>
          </table:table-cell>
          <table:table-cell office:value-type="float" office:value="1.1600000000000001E-5" table:style-name="ce6">
            <text:p>1,16E-05</text:p>
          </table:table-cell>
          <table:table-cell office:value-type="float" office:value="-36.83275015809501" table:formula="of:=20*LOG10([.D16]/[.C16])" table:style-name="ce5">
            <text:p>-36,83275016</text:p>
          </table:table-cell>
          <table:table-cell office:value-type="float" office:value="119.14127999999999" table:formula="of:=[.F16]*360/[.E16]" table:style-name="ce7">
            <text:p>119,14128</text:p>
          </table:table-cell>
          <table:table-cell table:number-columns-repeated="16376" table:style-name="ce1"/>
        </table:table-row>
        <table:table-row table:number-rows-repeated="1048560" table:style-name="ro2">
          <table:table-cell table:number-columns-repeated="16384"/>
        </table:table-row>
      </table:table>
      <table:table table:name="Inductor" table:style-name="ta1">
        <table:shapes>
          <draw:frame draw:z-index="1" draw:id="id1" draw:style-name="a5" draw:name="Objeto incrustado (OLE) 2" svg:x="3.21457in" svg:y="0in" svg:width="0.00039in" svg:height="0.18504in">
            <draw:text-box>
              <text:p text:style-name="a4" text:class-names="" text:cond-style-name=""><text:span text:style-name="a3" text:class-names=""/></text:p>
            </draw:text-box>
            <svg:title/>
            <svg:desc/>
          </draw:frame>
        </table:shapes>
        <table:table-column table:style-name="co1" table:default-cell-style-name="ce8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6375" table:default-cell-style-name="ce1"/>
        <table:table-row table:style-name="ro1">
          <table:table-cell office:value-type="string" table:style-name="ce2">
            <text:p>Frecuencia (Hz)</text:p>
          </table:table-cell>
          <table:table-cell office:value-type="string" table:style-name="ce3">
            <text:p>radianes/segundos</text:p>
          </table:table-cell>
          <table:table-cell office:value-type="string" table:style-name="ce3">
            <text:p>V_entrada (V)</text:p>
          </table:table-cell>
          <table:table-cell office:value-type="string" table:style-name="ce3">
            <text:p>V_salida (V)</text:p>
          </table:table-cell>
          <table:table-cell office:value-type="string" table:style-name="ce3">
            <text:p>IL</text:p>
          </table:table-cell>
          <table:table-cell office:value-type="string" table:style-name="ce3">
            <text:p>Periodo (T)</text:p>
          </table:table-cell>
          <table:table-cell office:value-type="string" table:style-name="ce3">
            <text:p>Desfase (D)</text:p>
          </table:table-cell>
          <table:table-cell office:value-type="string" table:style-name="ce3">
            <text:p>M=20log(V_salida/V_entrada)</text:p>
          </table:table-cell>
          <table:table-cell office:value-type="string" table:style-name="ce3">
            <text:p>Ángulo(Θ)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float" office:value="117.5" table:style-name="ce4">
            <text:p>117,50</text:p>
          </table:table-cell>
          <table:table-cell office:value-type="float" office:value="738.27427359360138" table:formula="of:=2*PI()*[.A2]" table:style-name="ce1">
            <text:p>738,2742736</text:p>
          </table:table-cell>
          <table:table-cell office:value-type="float" office:value="9.6" table:style-name="ce1">
            <text:p>9,6</text:p>
          </table:table-cell>
          <table:table-cell office:value-type="float" office:value="4.04" table:style-name="ce1">
            <text:p>4,04</text:p>
          </table:table-cell>
          <table:table-cell office:value-type="float" office:value="5.0061957868649315E-3" table:formula="of:=[.D2]/807" table:style-name="ce5">
            <text:p>0,005006196</text:p>
          </table:table-cell>
          <table:table-cell office:value-type="float" office:value="8.5106382978723406E-3" table:formula="of:=1/[.A2]" table:style-name="ce1">
            <text:p>0,008510638</text:p>
          </table:table-cell>
          <table:table-cell office:value-type="float" office:value="8.0000000000000007E-5" table:style-name="ce9">
            <text:p>8,00E-05</text:p>
          </table:table-cell>
          <table:table-cell office:value-type="float" office:value="-65.655268053020677" table:formula="of:=20*LOG10([.E2]/[.C2])" table:style-name="ce5">
            <text:p>-65,65526805</text:p>
          </table:table-cell>
          <table:table-cell office:value-type="float" office:value="3.3840000000000003" table:formula="of:=[.G2]*360/[.F2]" table:style-name="ce7">
            <text:p>3,384</text:p>
          </table:table-cell>
          <table:table-cell table:number-columns-repeated="16375" table:style-name="ce1"/>
        </table:table-row>
        <table:table-row table:style-name="ro1">
          <table:table-cell office:value-type="float" office:value="334.4" table:style-name="ce4">
            <text:p>334,40</text:p>
          </table:table-cell>
          <table:table-cell office:value-type="float" office:value="2101.0971667208537" table:formula="of:=2*PI()*[.A3]" table:style-name="ce1">
            <text:p>2101,097167</text:p>
          </table:table-cell>
          <table:table-cell office:value-type="float" office:value="9.6" table:style-name="ce5">
            <text:p>9,6</text:p>
          </table:table-cell>
          <table:table-cell office:value-type="float" office:value="3.96" table:style-name="ce5">
            <text:p>3,96</text:p>
          </table:table-cell>
          <table:table-cell office:value-type="float" office:value="4.9070631970260219E-3" table:formula="of:=[.D3]/807" table:style-name="ce5">
            <text:p>0,004907063</text:p>
          </table:table-cell>
          <table:table-cell office:value-type="float" office:value="2.9904306220095694E-3" table:formula="of:=1/[.A3]" table:style-name="ce1">
            <text:p>0,002990431</text:p>
          </table:table-cell>
          <table:table-cell office:value-type="float" office:value="8.0000000000000007E-5" table:style-name="ce6">
            <text:p>8,00E-05</text:p>
          </table:table-cell>
          <table:table-cell office:value-type="float" office:value="-65.828991636722535" table:formula="of:=20*LOG10([.E3]/[.C3])" table:style-name="ce5">
            <text:p>-65,82899164</text:p>
          </table:table-cell>
          <table:table-cell office:value-type="float" office:value="9.6307200000000002" table:formula="of:=[.G3]*360/[.F3]" table:style-name="ce7">
            <text:p>9,63072</text:p>
          </table:table-cell>
          <table:table-cell table:number-columns-repeated="16375" table:style-name="ce1"/>
        </table:table-row>
        <table:table-row table:style-name="ro1">
          <table:table-cell office:value-type="float" office:value="523" table:style-name="ce4">
            <text:p>523,00</text:p>
          </table:table-cell>
          <table:table-cell office:value-type="float" office:value="3286.1059156549236" table:formula="of:=2*PI()*[.A4]" table:style-name="ce1">
            <text:p>3286,105916</text:p>
          </table:table-cell>
          <table:table-cell office:value-type="float" office:value="9.6" table:style-name="ce5">
            <text:p>9,6</text:p>
          </table:table-cell>
          <table:table-cell office:value-type="float" office:value="3.88" table:style-name="ce5">
            <text:p>3,88</text:p>
          </table:table-cell>
          <table:table-cell office:value-type="float" office:value="4.8079306071871124E-3" table:formula="of:=[.D4]/807" table:style-name="ce5">
            <text:p>0,004807931</text:p>
          </table:table-cell>
          <table:table-cell office:value-type="float" office:value="1.9120458891013384E-3" table:formula="of:=1/[.A4]" table:style-name="ce1">
            <text:p>0,001912046</text:p>
          </table:table-cell>
          <table:table-cell office:value-type="float" office:value="8.0000000000000007E-5" table:style-name="ce6">
            <text:p>8,00E-05</text:p>
          </table:table-cell>
          <table:table-cell office:value-type="float" office:value="-66.006260843348628" table:formula="of:=20*LOG10([.E4]/[.C4])" table:style-name="ce5">
            <text:p>-66,00626084</text:p>
          </table:table-cell>
          <table:table-cell office:value-type="float" office:value="15.062400000000002" table:formula="of:=[.G4]*360/[.F4]" table:style-name="ce7">
            <text:p>15,0624</text:p>
          </table:table-cell>
          <table:table-cell table:number-columns-repeated="16375" table:style-name="ce1"/>
        </table:table-row>
        <table:table-row table:style-name="ro1">
          <table:table-cell office:value-type="float" office:value="831" table:style-name="ce4">
            <text:p>831,00</text:p>
          </table:table-cell>
          <table:table-cell office:value-type="float" office:value="5221.326990266236" table:formula="of:=2*PI()*[.A5]" table:style-name="ce1">
            <text:p>5221,32699</text:p>
          </table:table-cell>
          <table:table-cell office:value-type="float" office:value="9.6" table:style-name="ce5">
            <text:p>9,6</text:p>
          </table:table-cell>
          <table:table-cell office:value-type="float" office:value="3.68" table:style-name="ce5">
            <text:p>3,68</text:p>
          </table:table-cell>
          <table:table-cell office:value-type="float" office:value="4.560099132589839E-3" table:formula="of:=[.D5]/807" table:style-name="ce5">
            <text:p>0,004560099</text:p>
          </table:table-cell>
          <table:table-cell office:value-type="float" office:value="1.2033694344163659E-3" table:formula="of:=1/[.A5]" table:style-name="ce1">
            <text:p>0,001203369</text:p>
          </table:table-cell>
          <table:table-cell office:value-type="float" office:value="8.0000000000000007E-5" table:style-name="ce6">
            <text:p>8,00E-05</text:p>
          </table:table-cell>
          <table:table-cell office:value-type="float" office:value="-66.46593898176242" table:formula="of:=20*LOG10([.E5]/[.C5])" table:style-name="ce5">
            <text:p>-66,46593898</text:p>
          </table:table-cell>
          <table:table-cell office:value-type="float" office:value="23.9328" table:formula="of:=[.G5]*360/[.F5]" table:style-name="ce7">
            <text:p>23,9328</text:p>
          </table:table-cell>
          <table:table-cell table:number-columns-repeated="16375" table:style-name="ce1"/>
        </table:table-row>
        <table:table-row table:style-name="ro1">
          <table:table-cell office:value-type="float" office:value="1131" table:style-name="ce4">
            <text:p>1131,00</text:p>
          </table:table-cell>
          <table:table-cell office:value-type="float" office:value="7106.2825824201118" table:formula="of:=2*PI()*[.A6]" table:style-name="ce1">
            <text:p>7106,282582</text:p>
          </table:table-cell>
          <table:table-cell office:value-type="float" office:value="9.6" table:style-name="ce5">
            <text:p>9,6</text:p>
          </table:table-cell>
          <table:table-cell office:value-type="float" office:value="3.48" table:style-name="ce5">
            <text:p>3,48</text:p>
          </table:table-cell>
          <table:table-cell office:value-type="float" office:value="4.3122676579925648E-3" table:formula="of:=[.D6]/807" table:style-name="ce5">
            <text:p>0,004312268</text:p>
          </table:table-cell>
          <table:table-cell office:value-type="float" office:value="8.8417329796640137E-4" table:formula="of:=1/[.A6]" table:style-name="ce1">
            <text:p>0,000884173</text:p>
          </table:table-cell>
          <table:table-cell office:value-type="float" office:value="7.6000000000000004E-5" table:style-name="ce6">
            <text:p>7,60E-05</text:p>
          </table:table-cell>
          <table:table-cell office:value-type="float" office:value="-66.95131047630116" table:formula="of:=20*LOG10([.E6]/[.C6])" table:style-name="ce5">
            <text:p>-66,95131048</text:p>
          </table:table-cell>
          <table:table-cell office:value-type="float" office:value="30.944160000000004" table:formula="of:=[.G6]*360/[.F6]" table:style-name="ce7">
            <text:p>30,94416</text:p>
          </table:table-cell>
          <table:table-cell table:number-columns-repeated="16375" table:style-name="ce1"/>
        </table:table-row>
        <table:table-row table:style-name="ro1">
          <table:table-cell office:value-type="float" office:value="1548" table:style-name="ce4">
            <text:p>1548,00</text:p>
          </table:table-cell>
          <table:table-cell office:value-type="float" office:value="9726.3708555140001" table:formula="of:=2*PI()*[.A7]" table:style-name="ce1">
            <text:p>9726,370856</text:p>
          </table:table-cell>
          <table:table-cell office:value-type="float" office:value="9.6" table:style-name="ce5">
            <text:p>9,6</text:p>
          </table:table-cell>
          <table:table-cell office:value-type="float" office:value="3.28" table:style-name="ce5">
            <text:p>3,28</text:p>
          </table:table-cell>
          <table:table-cell office:value-type="float" office:value="4.0644361833952905E-3" table:formula="of:=[.D7]/807" table:style-name="ce5">
            <text:p>0,004064436</text:p>
          </table:table-cell>
          <table:table-cell office:value-type="float" office:value="6.459948320413437E-4" table:formula="of:=1/[.A7]" table:style-name="ce1">
            <text:p>0,000645995</text:p>
          </table:table-cell>
          <table:table-cell office:value-type="float" office:value="6.9999999999999994E-5" table:style-name="ce6">
            <text:p>7,00E-05</text:p>
          </table:table-cell>
          <table:table-cell office:value-type="float" office:value="-67.465418480999205" table:formula="of:=20*LOG10([.E7]/[.C7])" table:style-name="ce5">
            <text:p>-67,46541848</text:p>
          </table:table-cell>
          <table:table-cell office:value-type="float" office:value="39.009599999999992" table:formula="of:=[.G7]*360/[.F7]" table:style-name="ce7">
            <text:p>39,0096</text:p>
          </table:table-cell>
          <table:table-cell table:number-columns-repeated="16375" table:style-name="ce1"/>
        </table:table-row>
        <table:table-row table:style-name="ro1">
          <table:table-cell office:value-type="float" office:value="2098" table:style-name="ce4">
            <text:p>2098,00</text:p>
          </table:table-cell>
          <table:table-cell office:value-type="float" office:value="13182.122774462772" table:formula="of:=2*PI()*[.A8]" table:style-name="ce1">
            <text:p>13182,12277</text:p>
          </table:table-cell>
          <table:table-cell office:value-type="float" office:value="9.8000000000000007" table:style-name="ce5">
            <text:p>9,8</text:p>
          </table:table-cell>
          <table:table-cell office:value-type="float" office:value="2.68" table:style-name="ce5">
            <text:p>2,68</text:p>
          </table:table-cell>
          <table:table-cell office:value-type="float" office:value="3.32094175960347E-3" table:formula="of:=[.D8]/807" table:style-name="ce5">
            <text:p>0,003320942</text:p>
          </table:table-cell>
          <table:table-cell office:value-type="float" office:value="4.7664442326024784E-4" table:formula="of:=1/[.A8]" table:style-name="ce1">
            <text:p>0,000476644</text:p>
          </table:table-cell>
          <table:table-cell office:value-type="float" office:value="6.4999999999999994E-5" table:style-name="ce6">
            <text:p>6,50E-05</text:p>
          </table:table-cell>
          <table:table-cell office:value-type="float" office:value="-69.399296327715533" table:formula="of:=20*LOG10([.E8]/[.C8])" table:style-name="ce5">
            <text:p>-69,39929633</text:p>
          </table:table-cell>
          <table:table-cell office:value-type="float" office:value="49.093199999999996" table:formula="of:=[.G8]*360/[.F8]" table:style-name="ce7">
            <text:p>49,0932</text:p>
          </table:table-cell>
          <table:table-cell table:number-columns-repeated="16375" table:style-name="ce1"/>
        </table:table-row>
        <table:table-row table:style-name="ro1">
          <table:table-cell office:value-type="float" office:value="3356" table:style-name="ce4">
            <text:p>3356,00</text:p>
          </table:table-cell>
          <table:table-cell office:value-type="float" office:value="21086.36989089469" table:formula="of:=2*PI()*[.A9]" table:style-name="ce1">
            <text:p>21086,36989</text:p>
          </table:table-cell>
          <table:table-cell office:value-type="float" office:value="10" table:style-name="ce5">
            <text:p>10</text:p>
          </table:table-cell>
          <table:table-cell office:value-type="float" office:value="1.96" table:style-name="ce5">
            <text:p>1,96</text:p>
          </table:table-cell>
          <table:table-cell office:value-type="float" office:value="2.4287484510532838E-3" table:formula="of:=[.D9]/807" table:style-name="ce5">
            <text:p>0,002428748</text:p>
          </table:table-cell>
          <table:table-cell office:value-type="float" office:value="2.9797377830750892E-4" table:formula="of:=1/[.A9]" table:style-name="ce1">
            <text:p>0,000297974</text:p>
          </table:table-cell>
          <table:table-cell office:value-type="float" office:value="5.0000000000000002E-5" table:style-name="ce6">
            <text:p>5,00E-05</text:p>
          </table:table-cell>
          <table:table-cell office:value-type="float" office:value="-72.292349267311891" table:formula="of:=20*LOG10([.E9]/[.C9])" table:style-name="ce5">
            <text:p>-72,29234927</text:p>
          </table:table-cell>
          <table:table-cell office:value-type="float" office:value="60.408000000000008" table:formula="of:=[.G9]*360/[.F9]" table:style-name="ce7">
            <text:p>60,408</text:p>
          </table:table-cell>
          <table:table-cell table:number-columns-repeated="16375" table:style-name="ce1"/>
        </table:table-row>
        <table:table-row table:style-name="ro1">
          <table:table-cell office:value-type="float" office:value="4558" table:style-name="ce4">
            <text:p>4558,00</text:p>
          </table:table-cell>
          <table:table-cell office:value-type="float" office:value="28638.758630124554" table:formula="of:=2*PI()*[.A10]" table:style-name="ce1">
            <text:p>28638,75863</text:p>
          </table:table-cell>
          <table:table-cell office:value-type="float" office:value="10.199999999999999" table:style-name="ce5">
            <text:p>10,2</text:p>
          </table:table-cell>
          <table:table-cell office:value-type="float" office:value="1.56" table:style-name="ce5">
            <text:p>1,56</text:p>
          </table:table-cell>
          <table:table-cell office:value-type="float" office:value="1.9330855018587362E-3" table:formula="of:=[.D10]/807" table:style-name="ce5">
            <text:p>0,001933086</text:p>
          </table:table-cell>
          <table:table-cell office:value-type="float" office:value="2.1939447125932427E-4" table:formula="of:=1/[.A10]" table:style-name="ce1">
            <text:p>0,000219394</text:p>
          </table:table-cell>
          <table:table-cell office:value-type="float" office:value="4.1E-5" table:style-name="ce6">
            <text:p>4,10E-05</text:p>
          </table:table-cell>
          <table:table-cell office:value-type="float" office:value="-74.44698216259053" table:formula="of:=20*LOG10([.E10]/[.C10])" table:style-name="ce5">
            <text:p>-74,44698216</text:p>
          </table:table-cell>
          <table:table-cell office:value-type="float" office:value="67.276080000000007" table:formula="of:=[.G10]*360/[.F10]" table:style-name="ce7">
            <text:p>67,27608</text:p>
          </table:table-cell>
          <table:table-cell table:number-columns-repeated="16375" table:style-name="ce1"/>
        </table:table-row>
        <table:table-row table:style-name="ro1">
          <table:table-cell office:value-type="float" office:value="7225" table:style-name="ce4">
            <text:p>7225,00</text:p>
          </table:table-cell>
          <table:table-cell office:value-type="float" office:value="45396.013844372508" table:formula="of:=2*PI()*[.A11]" table:style-name="ce1">
            <text:p>45396,01384</text:p>
          </table:table-cell>
          <table:table-cell office:value-type="float" office:value="10.199999999999999" table:style-name="ce5">
            <text:p>10,2</text:p>
          </table:table-cell>
          <table:table-cell office:value-type="float" office:value="1.08" table:style-name="ce5">
            <text:p>1,08</text:p>
          </table:table-cell>
          <table:table-cell office:value-type="float" office:value="1.3382899628252788E-3" table:formula="of:=[.D11]/807" table:style-name="ce5">
            <text:p>0,00133829</text:p>
          </table:table-cell>
          <table:table-cell office:value-type="float" office:value="1.3840830449826991E-4" table:formula="of:=1/[.A11]" table:style-name="ce1">
            <text:p>0,000138408</text:p>
          </table:table-cell>
          <table:table-cell office:value-type="float" office:value="2.9E-5" table:style-name="ce6">
            <text:p>2,90E-05</text:p>
          </table:table-cell>
          <table:table-cell office:value-type="float" office:value="-77.640999019940764" table:formula="of:=20*LOG10([.E11]/[.C11])" table:style-name="ce5">
            <text:p>-77,64099902</text:p>
          </table:table-cell>
          <table:table-cell office:value-type="float" office:value="75.428999999999988" table:formula="of:=[.G11]*360/[.F11]" table:style-name="ce7">
            <text:p>75,429</text:p>
          </table:table-cell>
          <table:table-cell table:number-columns-repeated="16375" table:style-name="ce1"/>
        </table:table-row>
        <table:table-row table:style-name="ro1">
          <table:table-cell office:value-type="float" office:value="9804" table:style-name="ce4">
            <text:p>9804,00</text:p>
          </table:table-cell>
          <table:table-cell office:value-type="float" office:value="61600.348751588666" table:formula="of:=2*PI()*[.A12]" table:style-name="ce1">
            <text:p>61600,34875</text:p>
          </table:table-cell>
          <table:table-cell office:value-type="float" office:value="10.199999999999999" table:style-name="ce5">
            <text:p>10,2</text:p>
          </table:table-cell>
          <table:table-cell office:value-type="float" office:value="0.84" table:style-name="ce5">
            <text:p>0,84</text:p>
          </table:table-cell>
          <table:table-cell office:value-type="float" office:value="1.0408921933085502E-3" table:formula="of:=[.D12]/807" table:style-name="ce5">
            <text:p>0,001040892</text:p>
          </table:table-cell>
          <table:table-cell office:value-type="float" office:value="1.0199918400652795E-4" table:formula="of:=1/[.A12]" table:style-name="ce1">
            <text:p>0,000101999</text:p>
          </table:table-cell>
          <table:table-cell office:value-type="float" office:value="2.1999999999999999E-5" table:style-name="ce6">
            <text:p>2,20E-05</text:p>
          </table:table-cell>
          <table:table-cell office:value-type="float" office:value="-79.823888408442116" table:formula="of:=20*LOG10([.E12]/[.C12])" table:style-name="ce5">
            <text:p>-79,82388841</text:p>
          </table:table-cell>
          <table:table-cell office:value-type="float" office:value="77.647679999999994" table:formula="of:=[.G12]*360/[.F12]" table:style-name="ce7">
            <text:p>77,64768</text:p>
          </table:table-cell>
          <table:table-cell table:number-columns-repeated="16375" table:style-name="ce1"/>
        </table:table-row>
        <table:table-row table:style-name="ro1">
          <table:table-cell office:value-type="float" office:value="13400" table:style-name="ce8">
            <text:p>13400,00</text:p>
          </table:table-cell>
          <table:table-cell office:value-type="float" office:value="84194.683116206463" table:formula="of:=2*PI()*[.A13]" table:style-name="ce1">
            <text:p>84194,68312</text:p>
          </table:table-cell>
          <table:table-cell office:value-type="float" office:value="10.199999999999999" table:style-name="ce5">
            <text:p>10,2</text:p>
          </table:table-cell>
          <table:table-cell office:value-type="float" office:value="0.6" table:style-name="ce5">
            <text:p>0,6</text:p>
          </table:table-cell>
          <table:table-cell office:value-type="float" office:value="7.4349442379182155E-4" table:formula="of:=[.D13]/807" table:style-name="ce5">
            <text:p>0,000743494</text:p>
          </table:table-cell>
          <table:table-cell office:value-type="float" office:value="7.4626865671641792E-5" table:formula="of:=1/[.A13]" table:style-name="ce1">
            <text:p>7,46269E-05</text:p>
          </table:table-cell>
          <table:table-cell office:value-type="float" office:value="1.7E-5" table:style-name="ce6">
            <text:p>1,70E-05</text:p>
          </table:table-cell>
          <table:table-cell office:value-type="float" office:value="-82.746449122006879" table:formula="of:=20*LOG10([.E13]/[.C13])" table:style-name="ce5">
            <text:p>-82,74644912</text:p>
          </table:table-cell>
          <table:table-cell office:value-type="float" office:value="82.007999999999996" table:formula="of:=[.G13]*360/[.F13]" table:style-name="ce7">
            <text:p>82,008</text:p>
          </table:table-cell>
          <table:table-cell table:number-columns-repeated="16375" table:style-name="ce1"/>
        </table:table-row>
        <table:table-row table:style-name="ro1">
          <table:table-cell office:value-type="float" office:value="16030" table:style-name="ce8">
            <text:p>16030,00</text:p>
          </table:table-cell>
          <table:table-cell office:value-type="float" office:value="100719.46047408877" table:formula="of:=2*PI()*[.A14]" table:style-name="ce1">
            <text:p>100719,4605</text:p>
          </table:table-cell>
          <table:table-cell office:value-type="float" office:value="10.199999999999999" table:style-name="ce5">
            <text:p>10,2</text:p>
          </table:table-cell>
          <table:table-cell office:value-type="float" office:value="0.56000000000000005" table:style-name="ce5">
            <text:p>0,56</text:p>
          </table:table-cell>
          <table:table-cell office:value-type="float" office:value="6.9392812887236689E-4" table:formula="of:=[.D14]/807" table:style-name="ce5">
            <text:p>0,000693928</text:p>
          </table:table-cell>
          <table:table-cell office:value-type="float" office:value="6.2383031815346231E-5" table:formula="of:=1/[.A14]" table:style-name="ce1">
            <text:p>6,2383E-05</text:p>
          </table:table-cell>
          <table:table-cell office:value-type="float" office:value="1.45E-5" table:style-name="ce6">
            <text:p>1,45E-05</text:p>
          </table:table-cell>
          <table:table-cell office:value-type="float" office:value="-83.345713589555743" table:formula="of:=20*LOG10([.E14]/[.C14])" table:style-name="ce5">
            <text:p>-83,34571359</text:p>
          </table:table-cell>
          <table:table-cell office:value-type="float" office:value="83.676599999999993" table:formula="of:=[.G14]*360/[.F14]" table:style-name="ce7">
            <text:p>83,6766</text:p>
          </table:table-cell>
          <table:table-cell table:number-columns-repeated="16375" table:style-name="ce1"/>
        </table:table-row>
        <table:table-row table:style-name="ro1">
          <table:table-cell office:value-type="float" office:value="20490" table:style-name="ce8">
            <text:p>20490,00</text:p>
          </table:table-cell>
          <table:table-cell office:value-type="float" office:value="128742.46694410972" table:formula="of:=2*PI()*[.A15]" table:style-name="ce1">
            <text:p>128742,4669</text:p>
          </table:table-cell>
          <table:table-cell office:value-type="float" office:value="10.199999999999999" table:style-name="ce5">
            <text:p>10,2</text:p>
          </table:table-cell>
          <table:table-cell office:value-type="float" office:value="0.4" table:style-name="ce5">
            <text:p>0,4</text:p>
          </table:table-cell>
          <table:table-cell office:value-type="float" office:value="4.9566294919454773E-4" table:formula="of:=[.D15]/807" table:style-name="ce5">
            <text:p>0,000495663</text:p>
          </table:table-cell>
          <table:table-cell office:value-type="float" office:value="4.8804294777940456E-5" table:formula="of:=1/[.A15]" table:style-name="ce1">
            <text:p>4,88043E-05</text:p>
          </table:table-cell>
          <table:table-cell office:value-type="float" office:value="1.1600000000000001E-5" table:style-name="ce6">
            <text:p>1,16E-05</text:p>
          </table:table-cell>
          <table:table-cell office:value-type="float" office:value="-86.268274303120506" table:formula="of:=20*LOG10([.E15]/[.C15])" table:style-name="ce5">
            <text:p>-86,2682743</text:p>
          </table:table-cell>
          <table:table-cell office:value-type="float" office:value="85.566240000000008" table:formula="of:=[.G15]*360/[.F15]" table:style-name="ce7">
            <text:p>85,56624</text:p>
          </table:table-cell>
          <table:table-cell table:number-columns-repeated="16375" table:style-name="ce1"/>
        </table:table-row>
        <table:table-row table:style-name="ro1">
          <table:table-cell office:value-type="float" office:value="28720" table:style-name="ce8">
            <text:p>28720,00</text:p>
          </table:table-cell>
          <table:table-cell office:value-type="float" office:value="180453.08202219772" table:formula="of:=2*PI()*[.A16]" table:style-name="ce1">
            <text:p>180453,082</text:p>
          </table:table-cell>
          <table:table-cell office:value-type="float" office:value="10.199999999999999" table:style-name="ce5">
            <text:p>10,2</text:p>
          </table:table-cell>
          <table:table-cell office:value-type="float" office:value="0.24" table:style-name="ce5">
            <text:p>0,24</text:p>
          </table:table-cell>
          <table:table-cell office:value-type="float" office:value="2.9739776951672863E-4" table:formula="of:=[.D16]/807" table:style-name="ce5">
            <text:p>0,000297398</text:p>
          </table:table-cell>
          <table:table-cell office:value-type="float" office:value="3.4818941504178274E-5" table:formula="of:=1/[.A16]" table:style-name="ce1">
            <text:p>3,48189E-05</text:p>
          </table:table-cell>
          <table:table-cell office:value-type="float" office:value="8.3999999999999992E-6" table:style-name="ce6">
            <text:p>8,40E-06</text:p>
          </table:table-cell>
          <table:table-cell office:value-type="float" office:value="-90.705249295447629" table:formula="of:=20*LOG10([.E16]/[.C16])" table:style-name="ce5">
            <text:p>-90,7052493</text:p>
          </table:table-cell>
          <table:table-cell office:value-type="float" office:value="86.849279999999993" table:formula="of:=[.G16]*360/[.F16]" table:style-name="ce7">
            <text:p>86,84928</text:p>
          </table:table-cell>
          <table:table-cell table:number-columns-repeated="16375" table:style-name="ce1"/>
        </table:table-row>
        <table:table-row table:number-rows-repeated="10485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1.08267716535433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kevin</meta:initial-creator>
    <dc:creator>kevin</dc:creator>
    <meta:creation-date>2024-01-30T14:21:06Z</meta:creation-date>
    <dc:date>2024-05-08T20:30:02Z</dc:date>
    <meta:editing-cycles>30</meta:editing-cycles>
    <meta:editing-duration>PT38122S</meta:editing-duration>
  </office:meta>
</office:document-meta>
</file>